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113"/>
    <style:style style:name="ce3" style:family="table-cell" style:parent-style-name="Default" style:data-style-name="N111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office:value-type="string" calcext:value-type="string">
            <text:p>Altitude </text:p>
          </table:table-cell>
          <table:table-cell table:style-name="ce4" office:value-type="string" calcext:value-type="string">
            <text:p>Station name </text:p>
          </table:table-cell>
          <table:table-cell office:value-type="string" calcext:value-type="string">
            <text:p>Station Abr</text:p>
          </table:table-cell>
        </table:table-row>
        <table:table-row table:style-name="ro1">
          <table:table-cell table:style-name="ce1" office:value-type="float" office:value="48.6804" calcext:value-type="float">
            <text:p>48.6804</text:p>
          </table:table-cell>
          <table:table-cell table:style-name="ce1" table:formula="of:=-360+236.543" office:value-type="float" office:value="-123.457" calcext:value-type="float">
            <text:p>-123.4570</text:p>
          </table:table-cell>
          <table:table-cell office:value-type="float" office:value="57" calcext:value-type="float">
            <text:p>57.0</text:p>
          </table:table-cell>
          <table:table-cell table:style-name="ce4" office:value-type="string" calcext:value-type="string">
            <text:p>Deep Cove Elementary 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table:style-name="ce1" office:value-type="float" office:value="48.4562" calcext:value-type="float">
            <text:p>48.4562</text:p>
          </table:table-cell>
          <table:table-cell table:style-name="ce1" table:formula="of:=-360+236.662" office:value-type="float" office:value="-123.338" calcext:value-type="float">
            <text:p>-123.3380</text:p>
          </table:table-cell>
          <table:table-cell office:value-type="float" office:value="0" calcext:value-type="float">
            <text:p>0.0</text:p>
          </table:table-cell>
          <table:table-cell table:style-name="ce4" office:value-type="string" calcext:value-type="string">
            <text:p>Doncaster Elementar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table:style-name="ce1" office:value-type="float" office:value="48.364" calcext:value-type="float">
            <text:p>48.3640</text:p>
          </table:table-cell>
          <table:table-cell table:style-name="ce1" table:formula="of:=-360+236.446" office:value-type="float" office:value="-123.554" calcext:value-type="float">
            <text:p>-123.5540</text:p>
          </table:table-cell>
          <table:table-cell office:value-type="float" office:value="115" calcext:value-type="float">
            <text:p>115.0</text:p>
          </table:table-cell>
          <table:table-cell table:style-name="ce4" office:value-type="string" calcext:value-type="string">
            <text:p>Hans Helgesen Elementary</text:p>
          </table:table-cell>
          <table:table-cell office:value-type="string" calcext:value-type="string">
            <text:p>HL</text:p>
          </table:table-cell>
        </table:table-row>
        <table:table-row table:style-name="ro1">
          <table:table-cell table:style-name="ce2" office:value-type="float" office:value="48.417" calcext:value-type="float">
            <text:p>48.4170</text:p>
          </table:table-cell>
          <table:table-cell table:style-name="ce2" table:formula="of:=-360+256.62" office:value-type="float" office:value="-103.38" calcext:value-type="float">
            <text:p>-103.3800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James Bay Elementary</text:p>
          </table:table-cell>
          <table:table-cell office:value-type="string" calcext:value-type="string">
            <text:p>JB</text:p>
          </table:table-cell>
        </table:table-row>
        <table:table-row table:style-name="ro1">
          <table:table-cell table:style-name="ce1" office:value-type="float" office:value="48.371" calcext:value-type="float">
            <text:p>48.3710</text:p>
          </table:table-cell>
          <table:table-cell table:style-name="ce1" table:formula="of:=-360+236.25" office:value-type="float" office:value="-123.75" calcext:value-type="float">
            <text:p>-123.7500</text:p>
          </table:table-cell>
          <table:table-cell office:value-type="float" office:value="40" calcext:value-type="float">
            <text:p>40.0</text:p>
          </table:table-cell>
          <table:table-cell table:style-name="ce4" office:value-type="string" calcext:value-type="string">
            <text:p>John Muir Elementary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table:style-name="ce1" office:value-type="float" office:value="48.5677" calcext:value-type="float">
            <text:p>48.5677</text:p>
          </table:table-cell>
          <table:table-cell table:style-name="ce1" table:formula="of:=-360+236.597" office:value-type="float" office:value="-123.403" calcext:value-type="float">
            <text:p>-123.4030</text:p>
          </table:table-cell>
          <table:table-cell office:value-type="float" office:value="0" calcext:value-type="float">
            <text:p>0.0</text:p>
          </table:table-cell>
          <table:table-cell table:style-name="ce4" office:value-type="string" calcext:value-type="string">
            <text:p>Keating Elementary</text:p>
          </table:table-cell>
          <table:table-cell office:value-type="string" calcext:value-type="string">
            <text:p>KT</text:p>
          </table:table-cell>
        </table:table-row>
        <table:table-row table:style-name="ro1">
          <table:table-cell table:style-name="ce1" office:value-type="float" office:value="48.4623" calcext:value-type="float">
            <text:p>48.4623</text:p>
          </table:table-cell>
          <table:table-cell table:style-name="ce1" table:formula="of:=-360+236.691" office:value-type="float" office:value="-123.309" calcext:value-type="float">
            <text:p>-123.3090</text:p>
          </table:table-cell>
          <table:table-cell office:value-type="float" office:value="57" calcext:value-type="float">
            <text:p>57.0</text:p>
          </table:table-cell>
          <table:table-cell table:style-name="ce4" office:value-type="string" calcext:value-type="string">
            <text:p>UVic Science Building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PingFang TC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uo</meta:initial-creator>
    <meta:creation-date>2018-12-12T21:53:08.062924000</meta:creation-date>
    <dc:date>2018-12-12T22:04:39.751948000</dc:date>
    <dc:creator>Kevin Kuo</dc:creator>
    <meta:editing-duration>PT1M31S</meta:editing-duration>
    <meta:editing-cycles>1</meta:editing-cycles>
    <meta:document-statistic meta:table-count="1" meta:cell-count="40" meta:object-count="0"/>
    <meta:generator>LibreOffice/6.1.2.1$MacOSX_X86_64 LibreOffice_project/65905a128db06ba48db947242809d14d3f9a93fe</meta:generator>
  </office:meta>
</office:document-meta>
</file>